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8.5cm"/>
    </style:style>
    <style:style style:name="Table2.B" style:family="table-column">
      <style:table-column-properties style:column-width="8.513cm"/>
    </style:style>
    <style:style style:name="Table2.1" style:family="table-row">
      <style:table-row-properties style:min-row-height="3.31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1" style:family="table-row">
      <style:table-row-properties style:min-row-height="3.53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Standard" style:list-style-name="L4"/>
    <style:style style:name="P2" style:family="paragraph">
      <style:paragraph-properties fo:text-align="center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 text:c="122"/>AMERICA <text:s/>RUSIA <text:s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/>
          </table:table-cell>
        </table:table-row>
      </table:table>
      <text:p text:style-name="Standard"><draw:line text:anchor-type="paragraph" draw:z-index="0" draw:name="Shape8" draw:style-name="gr1" draw:text-style-name="P2" svg:x1="12.666cm" svg:y1="3.134cm" svg:x2="12.692cm" svg:y2="3.213cm"><text:p/></draw:line><draw:line text:anchor-type="paragraph" draw:z-index="1" draw:name="Shape7" draw:style-name="gr1" draw:text-style-name="P2" svg:x1="7.19cm" svg:y1="4.778cm" svg:x2="7.216cm" svg:y2="4.699cm"><text:p/></draw:line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20_Contents">ANASAYFA</text:p>
          </table:table-cell>
          <table:table-cell table:style-name="Table2.B1" office:value-type="string">
            <text:p text:style-name="Table_20_Contents">İÇ SAYFA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/>
          </table:table-cell>
        </table:table-row>
      </table:table>
      <text:p text:style-name="Standard"/>
      <text:p text:style-name="Standard">ANASAYFA</text:p>
      <text:p text:style-name="Standard"/>
      <text:p text:style-name="Standard"/>
      <text:p text:style-name="Standard"/>
      <text:p text:style-name="Standard"><text:s text:c="122"/>TURKISH <text:s/>PARIS</text:p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C1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</table:table-cell>
        </table:table-row>
      </table:table>
      <text:p text:style-name="Standard"><text:s/></text:p>
      <text:p text:style-name="Standard">İÇ SAYFA</text:p>
      <text:list xml:id="list659037073830642259" text:style-name="L4">
        <text:list-header>
          <text:p text:style-name="P1"><text:s text:c="12"/></text:p>
        </text:list-header>
      </text:list>
      <text:p text:style-name="Standard">TURKISH ARAPÇA </text:p>
      <text:p text:style-name="Standard">. Günlük hayatta en çok konuşulan turkçe dilidir. Suriyelerden dolayı arapçadır.</text:p>
      <text:p text:style-name="Standard"/>
      <text:p text:style-name="Standard">REKLAM ALANLARI </text:p>
      <text:p text:style-name="Standard">.İleştişim kurmaya çalışırken istediğinizi anlatmakta zorluk çekebiliyoruz.</text:p>
      <text:p text:style-name="Standard"/>
      <text:p text:style-name="Standard">Sayfanın çözünürlüğü</text:p>
      <text:p text:style-name="Standard">1400x1050</text:p>
      <text:p text:style-name="Standard">320x 240</text:p>
      <text:p text:style-name="Standard">SİTE HARİTASI</text:p>
      <text:p text:style-name="Standard">XML</text:p>
      <text:p text:style-name="Standard">R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08:27:32.730070159</meta:creation-date>
    <dc:date>2018-10-04T10:10:33.735595570</dc:date>
    <meta:editing-duration>PT10M1S</meta:editing-duration>
    <meta:editing-cycles>1</meta:editing-cycles>
    <meta:document-statistic meta:table-count="6" meta:image-count="0" meta:object-count="0" meta:page-count="1" meta:paragraph-count="18" meta:word-count="42" meta:character-count="562" meta:non-whitespace-character-count="274"/>
    <meta:generator>LibreOffice/5.2.7.2$Linux_ARM_EABI LibreOffice_project/528e71104c3fcc3637004cef595401b05295414c</meta:generator>
  </office:meta>
</office:document-meta>
</file>